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alibri" svg:font-family="Calibri, sans-serif"/>
    <style:font-face style:name="Helvetica Neue" svg:font-family="'Helvetica Neue', Helvetica, Arial, sans-serif"/>
    <style:font-face style:name="Mangal1" svg:font-family="Mangal"/>
    <style:font-face style:name="arial" svg:font-family="arial, helvetic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margin-left="0cm" fo:margin-right="0cm" fo:widows="1" fo:text-indent="0cm" style:auto-text-indent="false"/>
    </style:style>
    <style:style style:name="P3" style:family="paragraph" style:parent-style-name="Standard">
      <style:paragraph-properties fo:margin-left="0cm" fo:margin-right="0cm" fo:widows="1" fo:text-indent="0cm" style:auto-text-indent="false"/>
      <style:text-properties fo:font-variant="normal" fo:text-transform="none" fo:color="#000000" style:font-name="Calibri" fo:font-size="12pt" fo:letter-spacing="normal" fo:font-style="normal" fo:font-weight="normal"/>
    </style:style>
    <style:style style:name="T1" style:family="text">
      <style:text-properties fo:font-variant="normal" fo:text-transform="none" fo:color="#000000" style:font-name="Calibri" fo:font-size="12pt" fo:letter-spacing="normal" fo:font-style="normal" fo:font-weight="norma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eudi 11 juin : Compte rendu </text:p>
      <text:p text:style-name="Standard"/>
      <text:p text:style-name="Standard"><text:span text:style-name="T2">L'histoire de redirection</text:span> : </text:p>
      <text:p text:style-name="Standard"><text:span text:style-name="T1">Quand tu clic sur atelier tu tombes sur ça : </text:span><text:a xlink:type="simple" xlink:href="http://www.cnola.eu/atelier-sans-lactose-sans-gluten" office:target-frame-name="_blank" xlink:show="new">http://www.cnola.eu/atelier-sans-lactose-sans-gluten</text:a></text:p>
      <text:p text:style-name="P2"><text:span text:style-name="T1">Et quand tu clic sur cours de cuisine tu tombe sur ça : </text:span><text:a xlink:type="simple" xlink:href="http://www.cnola.eu/recettes-sans-lactose/atelier-sans-lactose-sans-gluten" office:target-frame-name="_blank" xlink:show="new">http://www.cnola.eu/recettes-sans-lactose/atelier-sans-lactose-sans-gluten</text:a></text:p>
      <text:p text:style-name="P3"/>
      <text:p text:style-name="Standard">La dessus on est daccord les deux pages ont un URL différent mais un contenu identique.</text:p>
      <text:p text:style-name="Standard">Si effectivement l'une des deux pages devient nul, on pourra la basculer sur l'autre avec « redirection » dans joomla. =&gt; </text:p>
      <text:p text:style-name="Standard"/>
      <text:p text:style-name="Standard">«<text:span text:style-name="T3"> Le gestionnaire de redirection</text:span></text:p>
      <text:p text:style-name="Text_20_body"><text:span text:style-name="T3">Le composant de redirection est utilisé pour gérer les liens brisés qui produisent des erreurs 404 en raison de pages introuvables. Si activé, il vous permettra de rediriger les liens brisés vers des pages spécifiques. Il peut également être utilisé pour gérer les URL modifiées en raison de migration de site</text:span> ».</text:p>
      <text:p text:style-name="Text_20_body">Donc il faudra dans un premier temps désactiver l'url dans l'interface administrateur. Il faut que la page donne une erreur 404 &lt;= le truc que j'arrive pas à faire. </text:p>
      <text:p text:style-name="Text_20_body">il faut également avoir le paramètre "Réécriture au 'vol' des URL" activé dans la configuration Joomla! pour que les redirections que vous créez puissent fonctionner. ( ça c'est bon )</text:p>
      <text:p text:style-name="Text_20_body"/>
      <text:p text:style-name="Text_20_body">Il faut aussi activer le pug-in de redirection. ( ça c'est bon ). <text:s/>Ce qui va permettre au gens qui cliqueront sur le liens mort d'arriver sur le nouveau lien qui marche. ( si j'ai bien tout compris ). </text:p>
      <text:p text:style-name="Text_20_body"/>
      <text:p text:style-name="Standard">J'ai essayé et ça ne marche pas parce que je n'arrive pas à provoquer une erreur 404 sur la page, ta une idée pour ça ? </text:p>
      <text:p text:style-name="Standard"/>
      <text:p text:style-name="Standard"><text:span text:style-name="T2">Pour l'annuaire</text:span> : Il est prêt, l'extension fonctionne normalement, elle s'appelle sobipro, elle est déjà installé. Les catégories sont crées, il faut juste la customiser et la publier. </text:p>
      <text:p text:style-name="Standard"/>
      <text:p text:style-name="Standard"><text:span text:style-name="T2">Sur mon compte</text:span> :<text:span text:style-name="T2"> soit virer le login par facebook soit faire en sorte que ça marche" : </text:span></text:p>
      <text:p text:style-name="Standard">il faut que je teste la solution si dessous, j'ai pas encore eu le temps, en attendant j'ai enlevé le login facebook, je le remettrais quand il marchera. </text:p>
      <text:p text:style-name="Standard">https://www.gavick.com/documentation/joomla/how-to-implement-the-login-with-facebook-feature</text:p>
      <text:p text:style-name="Standard">https://developers.facebook.com/</text:p>
      <text:p text:style-name="Standard"/>
      <text:p text:style-name="Standard"><text:span text:style-name="T2">Supprimer le flux rss (article k2)</text:span> : Tu peux m'en dire un peu plus la dessus ? </text:p>
      <text:p text:style-name="Standard"/>
      <text:p text:style-name="Standard"><text:span text:style-name="T2">Sur cette page </text:span>: <text:span text:style-name="T2">http://www.cnola.eu/recettes-sans-lactose est-ce que tu peux augmenter l''espace entre les 2 colonnes :</text:span> Je n'ai pas trouvé pour espacer les colonnes ( je pense pas que ça soit possible sauf en modifiant encore un fichier source du template et encore j'ai pas trouvé d'infos dessus ), par contre j'ai essayé avec une seul colonne, tu me diras ce que tu en penses. Si ça te va pas je remettrai comme avant et je chercherai autre chose.</text:p>
      <text:p text:style-name="Standard"/>
      <text:p text:style-name="Standard"><text:span text:style-name="T2">Dans le BO, la catégorie "conseil" est bloqué sur ton compte (cf. pièce jointe)</text:span> : C'est fait. Mais comme je t'ai dis clic sur la petite case et ensuite sur déverrouiller. Parce que je ferme toujours les modules et les menus. </text:p>
      <text:p text:style-name="Standard"/>
      <text:p text:style-name="Standard"><text:span text:style-name="T2">Le SAV d'hikashop, ils ont l'air de galérer, non ? Je pensais que ça serait plus simple !</text:span> : Ils ont <text:soft-page-break/>tous les mp et id nécessaire, après je sais pas comment il s'organise car défois je reçoit des réponses à 8h du matin comme a minuit. J’espère que ça sera bientôt réglé aussi, je pense qu'ils doivent avoir beaucoup de demand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alibri" svg:font-family="Calibri, sans-serif"/>
    <style:font-face style:name="Helvetica Neue" svg:font-family="'Helvetica Neue', Helvetica, Arial, sans-serif"/>
    <style:font-face style:name="Mangal1" svg:font-family="Mangal"/>
    <style:font-face style:name="arial" svg:font-family="arial, helvetic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lora carriere</meta:initial-creator>
    <meta:creation-date>2015-06-11T11:20:59.49</meta:creation-date>
    <dc:date>2015-06-11T18:39:43.96</dc:date>
    <dc:creator>flora carriere</dc:creator>
    <meta:editing-duration>PT9M40S</meta:editing-duration>
    <meta:editing-cycles>2</meta:editing-cycles>
    <meta:generator>OpenOffice.org/3.3$Win32 OpenOffice.org_project/330m20$Build-9567</meta:generator>
    <meta:document-statistic meta:table-count="0" meta:image-count="0" meta:object-count="0" meta:page-count="2" meta:paragraph-count="21" meta:word-count="528" meta:character-count="3137"/>
  </office:meta>
</office:document-meta>
</file>